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17.59cm" table:align="margins"/>
    </style:style>
    <style:style style:name="Member_5f_Details.A" style:display-name="Member_Details.A" style:family="table-column">
      <style:table-column-properties style:column-width="4.397cm" style:rel-column-width="16383*"/>
    </style:style>
    <style:style style:name="Member_5f_Details.D" style:display-name="Member_Details.D" style:family="table-column">
      <style:table-column-properties style:column-width="4.397cm" style:rel-column-width="16386*"/>
    </style:style>
    <style:style style:name="Member_5f_Details.A1" style:display-name="Member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97cm" fo:border="0.05pt solid #000000"/>
    </style:style>
    <style:style style:name="Member_5f_Details.A2" style:display-name="Member_Details.A2" style:family="table-cell">
      <style:table-cell-properties fo:padding="0.097cm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7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dec48" style:font-style-asian="italic" style:font-weight-asian="bold" style:font-style-complex="italic" style:font-weight-complex="bold"/>
    </style:style>
    <style:style style:name="T3" style:family="text">
      <style:text-properties style:font-name="monospace" fo:font-size="10pt" style:font-size-asian="8.75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0767" style:font-weight-asian="normal" style:font-weight-complex="normal"/>
    </style:style>
    <style:style style:name="T6" style:family="text">
      <style:text-properties fo:font-weight="normal" officeooo:rsid="000dec4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text:span text:style-name="T1">MINUTES OF MEETING </text:span><text:span text:style-name="T2">10</text:span></text:p>
      <text:p text:style-name="P1"/>
      <text:p text:style-name="P3">Team Number : 18</text:p>
      <text:p text:style-name="P3">Meeting Governed by : Mr. Sreekanth Puram, Affosoft Technologies India Pvt Ltd</text:p>
      <text:p text:style-name="P3">Member Details :</text:p>
      <table:table table:name="Member_Details" table:style-name="Member_5f_Details">
        <table:table-column table:style-name="Member_5f_Details.A" table:number-columns-repeated="3"/>
        <table:table-column table:style-name="Member_5f_Details.D"/>
        <table:table-header-rows>
          <table:table-row>
            <table:table-cell table:style-name="Member_5f_Details.A1" office:value-type="string">
              <text:p text:style-name="P7">NAME</text:p>
            </table:table-cell>
            <table:table-cell table:style-name="Member_5f_Details.A1" office:value-type="string">
              <text:p text:style-name="P7">ROLL NO.</text:p>
            </table:table-cell>
            <table:table-cell table:style-name="Member_5f_Details.A1" office:value-type="string">
              <text:p text:style-name="P7">EMAIL-ID</text:p>
            </table:table-cell>
            <table:table-cell table:style-name="Member_5f_Details.D1" office:value-type="string">
              <text:p text:style-name="P7">CONTACT</text:p>
            </table:table-cell>
          </table:table-row>
        </table:table-header-rows>
        <table:table-row>
          <table:table-cell table:style-name="Member_5f_Details.A2" office:value-type="string">
            <text:p text:style-name="P10">Yash Patel</text:p>
          </table:table-cell>
          <table:table-cell table:style-name="Member_5f_Details.A2" office:value-type="string">
            <text:p text:style-name="P9">201301134</text:p>
          </table:table-cell>
          <table:table-cell table:style-name="Member_5f_Details.A2" office:value-type="string">
            <text:p text:style-name="P9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9">09479611227</text:p>
          </table:table-cell>
        </table:table-row>
        <table:table-row>
          <table:table-cell table:style-name="Member_5f_Details.A2" office:value-type="string">
            <text:p text:style-name="P10">Yash Khandelwal</text:p>
          </table:table-cell>
          <table:table-cell table:style-name="Member_5f_Details.A2" office:value-type="string">
            <text:p text:style-name="P8">201302164</text:p>
          </table:table-cell>
          <table:table-cell table:style-name="Member_5f_Details.A2" office:value-type="string">
            <text:p text:style-name="P9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8">8977163672</text:p>
          </table:table-cell>
        </table:table-row>
        <table:table-row>
          <table:table-cell table:style-name="Member_5f_Details.A2" office:value-type="string">
            <text:p text:style-name="P10">Kartavya Gupta</text:p>
          </table:table-cell>
          <table:table-cell table:style-name="Member_5f_Details.A2" office:value-type="string">
            <text:p text:style-name="P8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3">Kartavya.gupta@students.iiit.ac.in</text:span></text:a></text:p>
          </table:table-cell>
          <table:table-cell table:style-name="Member_5f_Details.D2" office:value-type="string">
            <text:p text:style-name="P5">07597244746</text:p>
            <text:p text:style-name="P8"/>
          </table:table-cell>
        </table:table-row>
        <table:table-row>
          <table:table-cell table:style-name="Member_5f_Details.A2" office:value-type="string">
            <text:p text:style-name="P10">Sachin Sharma</text:p>
          </table:table-cell>
          <table:table-cell table:style-name="Member_5f_Details.A2" office:value-type="string">
            <text:p text:style-name="P6">201301068</text:p>
            <text:p text:style-name="P8"/>
          </table:table-cell>
          <table:table-cell table:style-name="Member_5f_Details.A2" office:value-type="string">
            <text:p text:style-name="P5">sachin.sharma@students.iiit.ac.in</text:p>
            <text:p text:style-name="P8"/>
          </table:table-cell>
          <table:table-cell table:style-name="Member_5f_Details.D2" office:value-type="string">
            <text:p text:style-name="P9">N.A</text:p>
          </table:table-cell>
        </table:table-row>
      </table:table>
      <text:p text:style-name="P3"><text:s/></text:p>
      <text:p text:style-name="P3">Date of meeting : <text:span text:style-name="T6">08/10/2014</text:span></text:p>
      <text:p text:style-name="P3">Meeting <text:s/>started at : <text:span text:style-name="T6">12:00 PM</text:span></text:p>
      <text:p text:style-name="P3">Meeting ended at : <text:span text:style-name="T6">01:15 PM</text:span></text:p>
      <text:p text:style-name="P3">Duration : <text:span text:style-name="T6">75 minutes</text:span></text:p>
      <text:p text:style-name="P3">Venue : <text:span text:style-name="T4">CIE office, IIIT-Hyderabad</text:span></text:p>
      <text:p text:style-name="P3">Purpose of meeting : <text:span text:style-name="T5">Discuss about the required front end view for purchase module </text:span><text:span text:style-name="T6">and adding more functionalities to purchase module, and refining the view. Also adding price per unit quantity.</text:span></text:p>
      <text:p text:style-name="P3">Conclusion of meeting : <text:span text:style-name="T5">Finalized the view of purchase module, with a multi select and auto complete forms, </text:span><text:span text:style-name="T6">adding more forms for more information. Adding a separate page for adding prices corresponding to a particular item from a particular supplier. </text:span></text:p>
      <text:p text:style-name="P4"/>
      <text:p text:style-name="P3"/>
      <text:p text:style-name="P4"><text:tab/><text:tab/><text:tab/><text:tab/><text:tab/><text:tab/><text:tab/><text:tab/><text:tab/><text:tab/>~Document created by : </text:p>
      <text:p text:style-name="P3"><text:span text:style-name="T4"><text:tab/><text:tab/><text:tab/><text:tab/><text:tab/><text:tab/><text:tab/><text:tab/><text:tab/><text:tab/> <text:s/></text:span>Yash Pa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10-09T22:33:42.655202584</dc:date>
    <meta:editing-duration>PT1M24S</meta:editing-duration>
    <meta:editing-cycles>4</meta:editing-cycles>
    <meta:generator>LibreOffice/4.2.6.3$Linux_X86_64 LibreOffice_project/420m0$Build-3</meta:generator>
    <meta:document-statistic meta:table-count="1" meta:image-count="0" meta:object-count="0" meta:page-count="1" meta:paragraph-count="35" meta:word-count="159" meta:character-count="1151" meta:non-whitespace-character-count="943"/>
  </office:meta>
</office:document-meta>
</file>